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4.10pt" fo:text-indent="-3.50pt">
        <style:tab-stops>
          <style:tab-stop style:position="484.8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4.10pt" fo:text-indent="-3.50pt">
        <style:tab-stops>
          <style:tab-stop style:position="484.80pt" style:type="cente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4.10pt" fo:text-indent="-3.50pt">
        <style:tab-stops>
          <style:tab-stop style:position="484.80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4.10pt" fo:text-indent="-3.50pt">
        <style:tab-stops>
          <style:tab-stop style:position="484.8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4.10pt" fo:text-indent="-3.50pt">
        <style:tab-stops>
          <style:tab-stop style:position="484.8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4.10pt" fo:text-indent="-3.50pt">
        <style:tab-stops>
          <style:tab-stop style:position="484.8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4.10pt" fo:text-indent="-3.50pt">
        <style:tab-stops>
          <style:tab-stop style:position="484.8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4.10pt" fo:text-indent="-3.50pt">
        <style:tab-stops>
          <style:tab-stop style:position="484.8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4.10pt" fo:text-indent="-3.50pt">
        <style:tab-stops>
          <style:tab-stop style:position="484.8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4.10pt" fo:text-indent="-3.50pt">
        <style:tab-stops>
          <style:tab-stop style:position="484.8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4.10pt" fo:text-indent="-3.50pt">
        <style:tab-stops>
          <style:tab-stop style:position="484.8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4.10pt" fo:text-indent="-3.50pt">
        <style:tab-stops>
          <style:tab-stop style:position="484.8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6.790278in"/>
    </style:style>
    <style:style style:name="Table01" style:family="table">
      <style:table-properties style:width="6.790278in" fo:margin-left="0.000000in" style:writing-mode="lr" table:align="left" style:may-break-between-rows="true"/>
    </style:style>
    <style:style style:name="TableRow0100" style:family="table-row">
      <style:table-row-properties style:min-row-height="3.028472in"/>
    </style:style>
    <style:style style:name="TableCell010000" style:family="table-cell">
      <style:table-cell-properties fo:border-top="0.006944in solid #836967" fo:border-left="0.006944in solid #836967" fo:border-right="0.006944in solid #836967" fo:border-bottom="0.006944in solid #836967" fo:padding-left="0.048611in" fo:padding-right="0.048611in" fo:vertical-align="center" fo:background-color="transparent"/>
    </style:style>
    <style:style style:name="TableColumn0200" style:family="table-column">
      <style:table-column-properties style:column-width="6.790278in"/>
    </style:style>
    <style:style style:name="Table02" style:family="table">
      <style:table-properties style:width="6.790278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836967" fo:border-left="0.006944in solid #836967" fo:border-right="0.006944in solid #836967" fo:border-bottom="0.006944in solid #836967" fo:padding-left="0.048611in" fo:padding-right="0.048611in" fo:vertical-align="center" fo:background-color="transparent"/>
    </style:style>
    <style:style style:name="TableColumn0300" style:family="table-column">
      <style:table-column-properties style:column-width="6.790278in"/>
    </style:style>
    <style:style style:name="Table03" style:family="table">
      <style:table-properties style:width="6.79027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836967" fo:border-left="0.006944in solid #836967" fo:border-right="0.006944in solid #836967" fo:border-bottom="0.006944in solid #836967" fo:padding-left="0.048611in" fo:padding-right="0.048611in" fo:vertical-align="center" fo:background-color="transparent"/>
    </style:style>
    <style:style style:name="TableColumn0400" style:family="table-column">
      <style:table-column-properties style:column-width="6.790278in"/>
    </style:style>
    <style:style style:name="Table04" style:family="table">
      <style:table-properties style:width="6.790278in" fo:margin-left="0.000000in" style:writing-mode="lr" table:align="left" style:may-break-between-rows="true"/>
    </style:style>
    <style:style style:name="TableRow0400" style:family="table-row">
      <style:table-row-properties style:min-row-height="3.504861in"/>
    </style:style>
    <style:style style:name="TableCell040000" style:family="table-cell">
      <style:table-cell-properties fo:border-top="0.006944in solid #836967" fo:border-left="0.006944in solid #836967" fo:border-right="0.006944in solid #836967" fo:border-bottom="0.006944in solid #836967" fo:padding-left="0.048611in" fo:padding-right="0.048611in" fo:vertical-align="center" fo:background-color="transparent"/>
    </style:style>
    <style:style style:name="TableColumn0500" style:family="table-column">
      <style:table-column-properties style:column-width="6.790278in"/>
    </style:style>
    <style:style style:name="Table05" style:family="table">
      <style:table-properties style:width="6.790278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836967" fo:border-left="0.006944in solid #836967" fo:border-right="0.006944in solid #836967" fo:border-bottom="0.006944in solid #836967" fo:padding-left="0.048611in" fo:padding-right="0.048611in" fo:vertical-align="top" fo:background-color="transparent"/>
    </style:style>
    <style:style style:name="TableColumn0600" style:family="table-column">
      <style:table-column-properties style:column-width="6.790278in"/>
    </style:style>
    <style:style style:name="Table06" style:family="table">
      <style:table-properties style:width="6.790278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836967" fo:border-left="0.006944in solid #836967" fo:border-right="0.006944in solid #836967" fo:border-bottom="0.006944in solid #836967" fo:padding-left="0.048611in" fo:padding-right="0.048611in" fo:vertical-align="top" fo:background-color="transparent"/>
    </style:style>
  </office:automatic-styles>
  <office:body>
    <office:text>
      <text:p text:style-name="P1"><text:span text:style-name="T1">Politechnika<text:s/></text:span><text:span text:style-name="T2">Świętokrzyska w Kielcach</text:span></text:p>
      <text:p text:style-name="P1"><text:span text:style-name="T2">Wydział Elektrotechniki, Automatyki i Informatyki</text:span></text:p>
      <text:p text:style-name="P1"><text:span text:style-name="T2">Programowanie Wsp</text:span><text:span text:style-name="T3">ó</text:span><text:span text:style-name="T4">łbieżne</text:span></text:p>
      <text:p text:style-name="P1"><text:span text:style-name="T4"/></text:p>
      <text:p text:style-name="P1"><text:span text:style-name="T4">Temat: Procesy</text:span></text:p>
      <text:p text:style-name="P1"><text:span text:style-name="T4">Autor: Kamil Piec</text:span></text:p>
      <text:p text:style-name="P1"><text:span text:style-name="T4">Grupa: 3ID15A</text:span></text:p>
      <text:p text:style-name="P1"><text:span text:style-name="T4">Numer laboratorium: 2<text:tab/></text:span></text:p>
      <text:p text:style-name="P1"><text:span text:style-name="T4">Data wykonania : 19.10.2015</text:span><text:span text:style-name="T5"/></text:p>
      <text:p text:style-name="P1"><text:span text:style-name="T5"/></text:p>
      <text:p text:style-name="P1"><text:span text:style-name="T5">1.</text:span><text:span text:style-name="T6"><text:s/>Wst</text:span><text:span text:style-name="T7">ęp</text:span><text:span text:style-name="T8"/></text:p>
      <text:p text:style-name="P1"><text:span text:style-name="T8">Proces jest programem, kt</text:span><text:span text:style-name="T9">óry jest wykonywany i który jest indentyfikowany przez swój unikalny numer PID. Pierwszy wykonywany proces w systemie to init z PID nr 1. J</text:span><text:span text:style-name="T10">ą</text:span><text:span text:style-name="T11">dro SO kontroluje i zarz</text:span><text:span text:style-name="T12">ą</text:span><text:span text:style-name="T13">dza procesami.</text:span></text:p>
      <text:p text:style-name="P1"><text:span text:style-name="T13"/></text:p>
      <text:p text:style-name="P1"><text:span text:style-name="T13">fork - powoduje utworzenie nowego procesu, tzw. procesu dziecko (potomnego) b</text:span><text:span text:style-name="T14">ę</text:span><text:span text:style-name="T15">d</text:span><text:span text:style-name="T16">ą</text:span><text:span text:style-name="T17">cego</text:span></text:p>
      <text:p text:style-name="P1"><text:span text:style-name="T17">kopi</text:span><text:span text:style-name="T18">ą</text:span><text:span text:style-name="T19"><text:s/>procesu, kt</text:span><text:span text:style-name="T20">óry spowodowa</text:span><text:span text:style-name="T21">ł</text:span><text:span text:style-name="T22"><text:s/>odwo</text:span><text:span text:style-name="T23">ł</text:span><text:span text:style-name="T24">anie systemowe i kt</text:span><text:span text:style-name="T25">óry jest nazywany procesem</text:span></text:p>
      <text:p text:style-name="P1"><text:span text:style-name="T25">rodzicem (macierzystym).</text:span></text:p>
      <text:p text:style-name="P1"><text:span text:style-name="T25">wait - powoduje przej</text:span><text:span text:style-name="T26">ś</text:span><text:span text:style-name="T27">cie procesu typu rodzic w stan oczekiwania.</text:span></text:p>
      <text:p text:style-name="P1"><text:span text:style-name="T27">exit - wykonywany proces - dziecko mo</text:span><text:span text:style-name="T28">ż</text:span><text:span text:style-name="T29">e zako</text:span><text:span text:style-name="T30">ń</text:span><text:span text:style-name="T31">czy</text:span><text:span text:style-name="T32">ć</text:span><text:span text:style-name="T33"><text:s/>si</text:span><text:span text:style-name="T34">ę</text:span><text:span text:style-name="T35"><text:s/>w dowolnej chwili poprzez</text:span></text:p>
      <text:p text:style-name="P1"><text:span text:style-name="T35">wykonywanie/wywo</text:span><text:span text:style-name="T36">ł</text:span><text:span text:style-name="T37">ywanie exit.</text:span></text:p>
      <text:p text:style-name="P1"><text:span text:style-name="T37">* gdy proces - dziecko ko</text:span><text:span text:style-name="T38">ń</text:span><text:span text:style-name="T39">czy si</text:span><text:span text:style-name="T40">ę</text:span><text:span text:style-name="T41"><text:s/>exit powoduje wys</text:span><text:span text:style-name="T42">ł</text:span><text:span text:style-name="T43">anie sygna</text:span><text:span text:style-name="T44">ł</text:span><text:span text:style-name="T45">u i oczekuje od rodzica</text:span></text:p>
      <text:p text:style-name="P1"><text:span text:style-name="T45">akceptacji swojej przyczyny zako</text:span><text:span text:style-name="T46">ń</text:span><text:span text:style-name="T47">czenia (statusu wyj</text:span><text:span text:style-name="T48">ś</text:span><text:span text:style-name="T49">cia),</text:span></text:p>
      <text:p text:style-name="P1"><text:span text:style-name="T49">* status wyj</text:span><text:span text:style-name="T50">ś</text:span><text:span text:style-name="T51">cia jest liczb</text:span><text:span text:style-name="T52">ą</text:span><text:span text:style-name="T53"><text:s/>z zakresu 0<text:s/></text:span><text:span text:style-name="T54">–</text:span><text:span text:style-name="T55"><text:s/>255,</text:span></text:p>
      <text:p text:style-name="P1"><text:span text:style-name="T55">* warto</text:span><text:span text:style-name="T56">ść</text:span><text:span text:style-name="T57"><text:s/>0 oznacza,<text:s/></text:span><text:span text:style-name="T58">ż</text:span><text:span text:style-name="T59">e program zako</text:span><text:span text:style-name="T60">ń</text:span><text:span text:style-name="T61">czy</text:span><text:span text:style-name="T62">ł</text:span><text:span text:style-name="T63"><text:s/>si</text:span><text:span text:style-name="T64">ę</text:span><text:span text:style-name="T65"><text:s/>pomy</text:span><text:span text:style-name="T66">ś</text:span><text:span text:style-name="T67">lnie,</text:span></text:p>
      <text:p text:style-name="P1"><text:span text:style-name="T67">* warto</text:span><text:span text:style-name="T68">ść</text:span><text:span text:style-name="T69"><text:s/>!= 0 oznacza,<text:s/></text:span><text:span text:style-name="T70">ż</text:span><text:span text:style-name="T71">e nast</text:span><text:span text:style-name="T72">ą</text:span><text:span text:style-name="T73">pi</text:span><text:span text:style-name="T74">ł</text:span><text:span text:style-name="T75">o awaryjne wyj</text:span><text:span text:style-name="T76">ś</text:span><text:span text:style-name="T77">cie z programu,</text:span></text:p>
      <text:p text:style-name="P1"><text:span text:style-name="T77"/></text:p>
      <text:p text:style-name="P1"><text:span text:style-name="T77">UID<text:s/></text:span><text:span text:style-name="T78">–</text:span><text:span text:style-name="T79"><text:s/>identyfikator u</text:span><text:span text:style-name="T80">ż</text:span><text:span text:style-name="T81">ytkownika (kto uruchomi</text:span><text:span text:style-name="T82">ł</text:span><text:span text:style-name="T83"><text:s/>proces)</text:span></text:p>
      <text:p text:style-name="P1"><text:span text:style-name="T83">PID<text:s/></text:span><text:span text:style-name="T84">–</text:span><text:span text:style-name="T85"><text:s/>identyfikator procesu</text:span></text:p>
      <text:p text:style-name="P1"><text:span text:style-name="T85">PPID<text:s/></text:span><text:span text:style-name="T86">–</text:span><text:span text:style-name="T87"><text:s/>identyfikator procesu macierzystego danego procesu (id procesu, kt</text:span><text:span text:style-name="T88">óry go</text:span></text:p>
      <text:p text:style-name="P1"><text:span text:style-name="T88">uruchomi</text:span><text:span text:style-name="T89">ł</text:span><text:span text:style-name="T90">).</text:span></text:p>
      <text:p text:style-name="P1"><text:span text:style-name="T90">C<text:s/></text:span><text:span text:style-name="T91">–</text:span><text:span text:style-name="T92"><text:s/>wykorzystanie procesora w jednostce czasu</text:span></text:p>
      <text:p text:style-name="P1"><text:span text:style-name="T92">STIME<text:s/></text:span><text:span text:style-name="T93">–</text:span><text:span text:style-name="T94"><text:s/>czas utworzenia procesu (kiedy si</text:span><text:span text:style-name="T95">ę</text:span><text:span text:style-name="T96"><text:s/>rozpocz</text:span><text:span text:style-name="T97">ął</text:span><text:span text:style-name="T98">)</text:span></text:p>
      <text:p text:style-name="P1"><text:span text:style-name="T98">TTY<text:s/></text:span><text:span text:style-name="T99">–</text:span><text:span text:style-name="T100"><text:s/>terminal</text:span></text:p>
      <text:p text:style-name="P1"><text:span text:style-name="T100">CMD<text:s/></text:span><text:span text:style-name="T101">–</text:span><text:span text:style-name="T102"><text:s/>polecenie, kt</text:span><text:span text:style-name="T103">óre uruchomi</text:span><text:span text:style-name="T104">ł</text:span><text:span text:style-name="T105">o proces</text:span><text:span text:style-name="T106"/></text:p>
      <text:p text:style-name="P1"><text:span text:style-name="T106"/></text:p>
      <text:p text:style-name="P1"><text:span text:style-name="T106">2. Napisa</text:span><text:span text:style-name="T107">ć</text:span><text:span text:style-name="T108">/przepisa</text:span><text:span text:style-name="T109">ć</text:span><text:span text:style-name="T110"><text:s/>i uruchomi</text:span><text:span text:style-name="T111">ć</text:span><text:span text:style-name="T112"><text:s/>poni</text:span><text:span text:style-name="T113">ż</text:span><text:span text:style-name="T114">szy program, zrozumie</text:span><text:span text:style-name="T115">ć</text:span><text:span text:style-name="T116"><text:s/>jak dzia</text:span><text:span text:style-name="T117">ł</text:span><text:span text:style-name="T118">a.</text:span></text:p>
      <text:p text:style-name="P1"><text:span text:style-name="T118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118">#include &lt;stdio.h&gt;</text:span></text:p>
            <text:p text:style-name="P3"><text:span text:style-name="T118">#include &lt;stdlib.h&gt;</text:span></text:p>
            <text:p text:style-name="P3"><text:span text:style-name="T118"/></text:p>
            <text:p text:style-name="P3"><text:span text:style-name="T118">int main(){</text:span></text:p>
            <text:p text:style-name="P3"><text:span text:style-name="T118"/></text:p>
            <text:p text:style-name="P3"><text:span text:style-name="T118">int childpid;</text:span></text:p>
            <text:p text:style-name="P3"><text:span text:style-name="T118">int status=1;</text:span></text:p>
            <text:p text:style-name="P3"><text:span text:style-name="T118">int zakonczono;</text:span></text:p>
            <text:p text:style-name="P3"><text:span text:style-name="T118"/></text:p>
            <text:p text:style-name="P3"><text:span text:style-name="T118">printf("startuje proces macierzysty pid %d\n",getpid());</text:span></text:p>
            <text:p text:style-name="P3"><text:span text:style-name="T118">if ((childpid = fork()) == -1){</text:span></text:p>
            <text:p text:style-name="P3"><text:span text:style-name="T118"><text:s text:c="4"/>perror("nie moge forknac");</text:span></text:p>
            <text:p text:style-name="P3"><text:span text:style-name="T118"><text:s text:c="4"/>exit(1);</text:span></text:p>
            <text:p text:style-name="P3"><text:span text:style-name="T118">} else if (childpid ==0 ){</text:span></text:p>
            <text:p text:style-name="P3"><text:span text:style-name="T118"><text:tab/>printf("Proces potomny o pidzie %d z rodzica %d\n",getpid(),getppid());</text:span></text:p>
            <text:p text:style-name="P3"><text:span text:style-name="T118">} else {</text:span></text:p>
            <text:p text:style-name="P3"><text:span text:style-name="T118"><text:tab/>printf("Proces macierzysty o pidzie %d i dziecku %d\n",getpid(),childpid);</text:span></text:p>
            <text:p text:style-name="P3"><text:span text:style-name="T118">}</text:span></text:p>
            <text:p text:style-name="P3"><text:span text:style-name="T118"/></text:p>
            <text:p text:style-name="P3"><text:span text:style-name="T118">exit(0);<text:s text:c="4"/></text:span></text:p>
            <text:p text:style-name="P3"><text:span text:style-name="T118">}</text:span></text:p>
          </table:table-cell>
        </table:table-row>
      </table:table>
      <text:p text:style-name="P5"><text:span text:style-name="T118"/></text:p>
      <text:p text:style-name="P5"><text:span text:style-name="T118">80017@st13-lab312:~/Pulpit/lab2$ gcc zad2.c -o zad2</text:span></text:p>
      <text:p text:style-name="P5"><text:span text:style-name="T118">80017@st13-lab312:~/Pulpit/lab2$ ./zad2</text:span></text:p>
      <text:p text:style-name="P5"><text:span text:style-name="T118">startuje proces macierzysty pid 4419</text:span></text:p>
      <text:p text:style-name="P5"><text:span text:style-name="T118">Proces macierzysty o pidzie 4419 i dziecku 4420</text:span></text:p>
      <text:p text:style-name="P5"><text:span text:style-name="T118">Proces potomny o pidzie 4420 z rodzica 4419</text:span></text:p>
      <text:p text:style-name="P5"><text:span text:style-name="T118"/></text:p>
      <text:p text:style-name="P5"><text:span text:style-name="T118">3. Sprawi</text:span><text:span text:style-name="T119">ć</text:span><text:span text:style-name="T120"><text:s/>by proces potomny zako</text:span><text:span text:style-name="T121">ń</text:span><text:span text:style-name="T122">czy</text:span><text:span text:style-name="T123">ł</text:span><text:span text:style-name="T124"><text:s/>si</text:span><text:span text:style-name="T125">ę</text:span><text:span text:style-name="T126"><text:s/>po procesie macierzystym (funkcja sleep). Sprawdzi</text:span><text:span text:style-name="T127">ć</text:span><text:span text:style-name="T128"><text:s/>identyfikator procesu macierzystego w procesie potomnym po zako</text:span><text:span text:style-name="T129">ń</text:span><text:span text:style-name="T130">czeniu rodzica.</text:span></text:p>
      <text:p text:style-name="P5"><text:span text:style-name="T130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7"><text:span text:style-name="T130">#include &lt;stdio.h&gt;</text:span></text:p>
            <text:p text:style-name="P7"><text:span text:style-name="T130">#include &lt;stdlib.h&gt;</text:span></text:p>
            <text:p text:style-name="P7"><text:span text:style-name="T130"/></text:p>
            <text:p text:style-name="P7"><text:span text:style-name="T130">int childpid, status;</text:span></text:p>
            <text:p text:style-name="P7"><text:span text:style-name="T130"/></text:p>
            <text:p text:style-name="P7"><text:span text:style-name="T130">int main(){</text:span></text:p>
            <text:p text:style-name="P7"><text:span text:style-name="T130"><text:tab/>printf("Wystartowal proces macierzysty. PID: %d\n",getpid());</text:span></text:p>
            <text:p text:style-name="P7"><text:span text:style-name="T130"/></text:p>
            <text:p text:style-name="P7"><text:span text:style-name="T130"><text:tab/>if ((childpid = fork()) == -1){</text:span></text:p>
            <text:p text:style-name="P7"><text:span text:style-name="T130"><text:tab/><text:s text:c="4"/>perror("nie moge forknac");</text:span></text:p>
            <text:p text:style-name="P7"><text:span text:style-name="T130"><text:tab/><text:s text:c="4"/>exit(1);</text:span></text:p>
            <text:p text:style-name="P7"><text:span text:style-name="T130"><text:tab/>} else if (childpid == 0){</text:span></text:p>
            <text:p text:style-name="P7"><text:span text:style-name="T130"><text:tab/><text:tab/>sleep(5);</text:span></text:p>
            <text:p text:style-name="P7"><text:span text:style-name="T130"><text:tab/><text:tab/>printf("Proces potomny o pidzie %d z rodzica %d\n",getpid(),getppid());</text:span></text:p>
            <text:p text:style-name="P7"><text:span text:style-name="T130"><text:tab/>} else {</text:span></text:p>
            <text:p text:style-name="P7"><text:span text:style-name="T130"><text:tab/><text:tab/>printf("Proces macierzysty o pidzie %d i dziecku %d\n",getpid(),childpid);</text:span></text:p>
            <text:p text:style-name="P7"><text:span text:style-name="T130"><text:tab/>}</text:span></text:p>
            <text:p text:style-name="P7"><text:span text:style-name="T130"/></text:p>
            <text:p text:style-name="P7"><text:span text:style-name="T130"><text:tab/>exit(0);<text:s text:c="4"/></text:span></text:p>
            <text:p text:style-name="P7"><text:span text:style-name="T130">}</text:span></text:p>
          </table:table-cell>
        </table:table-row>
      </table:table>
      <text:p text:style-name="P9"><text:span text:style-name="T130"/></text:p>
      <text:p text:style-name="P9"><text:span text:style-name="T130"/></text:p>
      <text:p text:style-name="P9"><text:span text:style-name="T130">80017@st13-lab312:~/Pulpit/lab2$ gcc zad3.c -o zad3</text:span></text:p>
      <text:p text:style-name="P9"><text:span text:style-name="T130">80017@st13-lab312:~/Pulpit/lab2$ ./zad3</text:span></text:p>
      <text:p text:style-name="P9"><text:span text:style-name="T130">Wystartowal proces macierzysty. PID: 4437</text:span></text:p>
      <text:p text:style-name="P9"><text:span text:style-name="T130">Proces macierzysty o pidzie 4437 i dziecku 4438</text:span></text:p>
      <text:p text:style-name="P9"><text:span text:style-name="T130">80017@st13-lab312:~/Pulpit/lab2$</text:span></text:p>
      <text:p text:style-name="P9"><text:span text:style-name="T130">Proces potomny o pidzie 4438 z rodzica 1</text:span></text:p>
      <text:p text:style-name="P9"><text:span text:style-name="T130"/></text:p>
      <text:p text:style-name="P9"><text:span text:style-name="T130"/></text:p>
      <text:p text:style-name="P9"><text:span text:style-name="T130">3b.<text:s text:c="2"/>Sprawdzi</text:span><text:span text:style-name="T131">ć</text:span><text:span text:style-name="T132"><text:s/>by proces potomny zako</text:span><text:span text:style-name="T133">ń</text:span><text:span text:style-name="T134">czy</text:span><text:span text:style-name="T135">ł</text:span><text:span text:style-name="T136"><text:s/>si</text:span><text:span text:style-name="T137">ę</text:span><text:span text:style-name="T138"><text:s/>przed ko</text:span><text:span text:style-name="T139">ń</text:span><text:span text:style-name="T140">cem rodzica (rodzic jeszcze nie wywo</text:span><text:span text:style-name="T141">ł</text:span><text:span text:style-name="T142">uje wait). Zbada</text:span><text:span text:style-name="T143">ć</text:span><text:span text:style-name="T144"><text:s/>czy proces potomny widnieje jeszcze w systemie (ps -efa).</text:span></text:p>
      <text:p text:style-name="P9"><text:span text:style-name="T144"/></text:p>
      <text:p text:style-name="P9"><text:span text:style-name="T144">#include &lt;stdio.h&gt;</text:span></text:p>
      <text:p text:style-name="P9"><text:span text:style-name="T144">#include &lt;stdlib.h&gt;</text:span></text:p>
      <text:p text:style-name="P9"><text:span text:style-name="T144"/></text:p>
      <text:p text:style-name="P9"><text:span text:style-name="T144">int childpid, status;</text:span></text:p>
      <text:p text:style-name="P9"><text:span text:style-name="T144"/></text:p>
      <text:p text:style-name="P9"><text:span text:style-name="T144">int main(){</text:span></text:p>
      <text:p text:style-name="P9"><text:span text:style-name="T144"><text:tab/>printf("Wystartowal proces macierzysty. PID: %d\n",getpid());</text:span></text:p>
      <text:p text:style-name="P9"><text:span text:style-name="T144"/></text:p>
      <text:p text:style-name="P9"><text:span text:style-name="T144"><text:tab/>if ((childpid = fork()) == -1){</text:span></text:p>
      <text:p text:style-name="P9"><text:span text:style-name="T144"><text:tab/><text:s text:c="4"/>perror("nie moge forknac");</text:span></text:p>
      <text:p text:style-name="P9"><text:span text:style-name="T144"><text:tab/><text:s text:c="4"/>exit(1);</text:span></text:p>
      <text:p text:style-name="P9"><text:span text:style-name="T144"><text:tab/>} else if (childpid == 0){</text:span></text:p>
      <text:p text:style-name="P9"><text:span text:style-name="T144"><text:tab/><text:tab/>printf("Proces potomny o pidzie %d z rodzica %d\n",getpid(),getppid());</text:span></text:p>
      <text:p text:style-name="P9"><text:span text:style-name="T144"><text:tab/>} else {</text:span></text:p>
      <text:p text:style-name="P9"><text:span text:style-name="T144"><text:tab/><text:tab/>sleep(5);</text:span></text:p>
      <text:p text:style-name="P9"><text:span text:style-name="T144"><text:tab/><text:tab/>system("ps -efa");</text:span></text:p>
      <text:p text:style-name="P9"><text:span text:style-name="T144"><text:tab/><text:tab/>printf("Proces macierzysty o pidzie %d i dziecku %d\n",getpid(),childpid);</text:span></text:p>
      <text:p text:style-name="P9"><text:span text:style-name="T144"><text:tab/>}</text:span></text:p>
      <text:p text:style-name="P9"><text:span text:style-name="T144"/></text:p>
      <text:p text:style-name="P9"><text:span text:style-name="T144"><text:tab/>exit(0);<text:s text:c="4"/></text:span></text:p>
      <text:p text:style-name="P9"><text:span text:style-name="T144">}</text:span></text:p>
      <text:p text:style-name="P9"><text:span text:style-name="T144"/></text:p>
      <text:p text:style-name="P9"><text:span text:style-name="T144">80017@st13-lab312:~/Pulpit/lab2$ gcc zad3_2.c -o zad3_2</text:span></text:p>
      <text:p text:style-name="P9"><text:span text:style-name="T144">80017@st13-lab312:~/Pulpit/lab2$ ./zad3_2</text:span></text:p>
      <text:p text:style-name="P9"><text:span text:style-name="T144">Wystartowal proces macierzysty. PID: 4447</text:span></text:p>
      <text:p text:style-name="P9"><text:span text:style-name="T144">Proces potomny o pidzie 4448 z rodzica 4447</text:span></text:p>
      <text:p text:style-name="P9"><text:span text:style-name="T144">UID<text:s text:c="8"/>PID<text:s text:c="2"/>PPID<text:s text:c="2"/>C STIME TTY<text:s text:c="10"/>TIME CMD</text:span></text:p>
      <text:p text:style-name="P9"><text:span text:style-name="T144">root<text:s text:c="9"/>1<text:s text:c="5"/>0<text:s text:c="2"/>0 15:17 ?<text:s text:c="8"/>00:00:00 /sbin/init</text:span></text:p>
      <text:p text:style-name="P9"><text:span text:style-name="T144">root<text:s text:c="9"/>2<text:s text:c="5"/>0<text:s text:c="2"/>0 15:17 ?<text:s text:c="8"/>00:00:00 [kthreadd]</text:span></text:p>
      <text:p text:style-name="P9"><text:span text:style-name="T144">root<text:s text:c="9"/>3<text:s text:c="5"/>2<text:s text:c="2"/>0 15:17 ?<text:s text:c="8"/>00:00:00 [ksoftirqd/0]</text:span></text:p>
      <text:p text:style-name="P9"><text:span text:style-name="T144">root<text:s text:c="9"/>6<text:s text:c="5"/>2<text:s text:c="2"/>0 15:17 ?<text:s text:c="8"/>00:00:00 [migration/0]</text:span></text:p>
      <text:p text:style-name="P9"><text:span text:style-name="T144">root<text:s text:c="9"/>7<text:s text:c="5"/>2<text:s text:c="2"/>0 15:17 ?<text:s text:c="8"/>00:00:00 [watchdog/0]</text:span></text:p>
      <text:p text:style-name="P9"><text:span text:style-name="T144">root<text:s text:c="9"/>8<text:s text:c="5"/>2<text:s text:c="2"/>0 15:17 ?<text:s text:c="8"/>00:00:00 [migration/1]</text:span></text:p>
      <text:p text:style-name="P9"><text:span text:style-name="T144">root<text:s text:c="8"/>10<text:s text:c="5"/>2<text:s text:c="2"/>0 15:17 ?<text:s text:c="8"/>00:00:00 [ksoftirqd/1]</text:span></text:p>
      <text:p text:style-name="P9"><text:span text:style-name="T144">root<text:s text:c="8"/>12<text:s text:c="5"/>2<text:s text:c="2"/>0 15:17 ?<text:s text:c="8"/>00:00:00 [watchdog/1]</text:span></text:p>
      <text:p text:style-name="P9"><text:span text:style-name="T144">root<text:s text:c="8"/>13<text:s text:c="5"/>2<text:s text:c="2"/>0 15:17 ?<text:s text:c="8"/>00:00:00 [cpuset]</text:span></text:p>
      <text:p text:style-name="P9"><text:span text:style-name="T144">root<text:s text:c="8"/>14<text:s text:c="5"/>2<text:s text:c="2"/>0 15:17 ?<text:s text:c="8"/>00:00:00 [khelper]</text:span></text:p>
      <text:p text:style-name="P9"><text:span text:style-name="T144">root<text:s text:c="8"/>15<text:s text:c="5"/>2<text:s text:c="2"/>0 15:17 ?<text:s text:c="8"/>00:00:00 [kdevtmpfs]</text:span></text:p>
      <text:p text:style-name="P9"><text:span text:style-name="T144">root<text:s text:c="8"/>16<text:s text:c="5"/>2<text:s text:c="2"/>0 15:17 ?<text:s text:c="8"/>00:00:00 [netns]</text:span></text:p>
      <text:p text:style-name="P9"><text:span text:style-name="T144">root<text:s text:c="8"/>17<text:s text:c="5"/>2<text:s text:c="2"/>0 15:17 ?<text:s text:c="8"/>00:00:00 [kworker/u:1]</text:span></text:p>
      <text:p text:style-name="P9"><text:span text:style-name="T144">root<text:s text:c="8"/>18<text:s text:c="5"/>2<text:s text:c="2"/>0 15:17 ?<text:s text:c="8"/>00:00:00 [sync_supers]</text:span></text:p>
      <text:p text:style-name="P9"><text:span text:style-name="T144">root<text:s text:c="8"/>19<text:s text:c="5"/>2<text:s text:c="2"/>0 15:17 ?<text:s text:c="8"/>00:00:00 [bdi-default]</text:span></text:p>
      <text:p text:style-name="P9"><text:span text:style-name="T144">root<text:s text:c="8"/>20<text:s text:c="5"/>2<text:s text:c="2"/>0 15:17 ?<text:s text:c="8"/>00:00:00 [kintegrityd]</text:span></text:p>
      <text:p text:style-name="P9"><text:span text:style-name="T144">root<text:s text:c="8"/>21<text:s text:c="5"/>2<text:s text:c="2"/>0 15:17 ?<text:s text:c="8"/>00:00:00 [kblockd]</text:span></text:p>
      <text:p text:style-name="P9"><text:span text:style-name="T144">root<text:s text:c="8"/>22<text:s text:c="5"/>2<text:s text:c="2"/>0 15:17 ?<text:s text:c="8"/>00:00:00 [ata_sff]</text:span></text:p>
      <text:p text:style-name="P9"><text:span text:style-name="T144">root<text:s text:c="8"/>23<text:s text:c="5"/>2<text:s text:c="2"/>0 15:17 ?<text:s text:c="8"/>00:00:00 [khubd]</text:span></text:p>
      <text:p text:style-name="P9"><text:span text:style-name="T144">root<text:s text:c="8"/>24<text:s text:c="5"/>2<text:s text:c="2"/>0 15:17 ?<text:s text:c="8"/>00:00:00 [md]</text:span></text:p>
      <text:p text:style-name="P9"><text:span text:style-name="T144">root<text:s text:c="8"/>26<text:s text:c="5"/>2<text:s text:c="2"/>0 15:17 ?<text:s text:c="8"/>00:00:00 [khungtaskd]</text:span></text:p>
      <text:p text:style-name="P9"><text:span text:style-name="T144">root<text:s text:c="8"/>27<text:s text:c="5"/>2<text:s text:c="2"/>0 15:17 ?<text:s text:c="8"/>00:00:00 [kswapd0]</text:span></text:p>
      <text:p text:style-name="P9"><text:span text:style-name="T144">root<text:s text:c="8"/>28<text:s text:c="5"/>2<text:s text:c="2"/>0 15:17 ?<text:s text:c="8"/>00:00:00 [ksmd]</text:span></text:p>
      <text:p text:style-name="P9"><text:span text:style-name="T144">root<text:s text:c="8"/>29<text:s text:c="5"/>2<text:s text:c="2"/>0 15:17 ?<text:s text:c="8"/>00:00:00 [khugepaged]</text:span></text:p>
      <text:p text:style-name="P9"><text:span text:style-name="T144">root<text:s text:c="8"/>30<text:s text:c="5"/>2<text:s text:c="2"/>0 15:17 ?<text:s text:c="8"/>00:00:00 [fsnotify_mark]</text:span></text:p>
      <text:p text:style-name="P9"><text:span text:style-name="T144">root<text:s text:c="8"/>31<text:s text:c="5"/>2<text:s text:c="2"/>0 15:17 ?<text:s text:c="8"/>00:00:00 [ecryptfs-kthrea]</text:span></text:p>
      <text:p text:style-name="P9"><text:span text:style-name="T144">root<text:s text:c="8"/>32<text:s text:c="5"/>2<text:s text:c="2"/>0 15:17 ?<text:s text:c="8"/>00:00:00 [crypto]</text:span></text:p>
      <text:p text:style-name="P9"><text:span text:style-name="T144">root<text:s text:c="8"/>40<text:s text:c="5"/>2<text:s text:c="2"/>0 15:17 ?<text:s text:c="8"/>00:00:00 [kthrotld]</text:span></text:p>
      <text:p text:style-name="P9"><text:span text:style-name="T144">root<text:s text:c="8"/>41<text:s text:c="5"/>2<text:s text:c="2"/>0 15:17 ?<text:s text:c="8"/>00:00:00 [scsi_eh_0]</text:span></text:p>
      <text:p text:style-name="P9"><text:span text:style-name="T144">root<text:s text:c="8"/>42<text:s text:c="5"/>2<text:s text:c="2"/>0 15:17 ?<text:s text:c="8"/>00:00:00 [scsi_eh_1]</text:span></text:p>
      <text:p text:style-name="P9"><text:span text:style-name="T144">root<text:s text:c="8"/>43<text:s text:c="5"/>2<text:s text:c="2"/>0 15:17 ?<text:s text:c="8"/>00:00:00 [kworker/u:2]</text:span></text:p>
      <text:p text:style-name="P9"><text:span text:style-name="T144">root<text:s text:c="8"/>63<text:s text:c="5"/>2<text:s text:c="2"/>0 15:17 ?<text:s text:c="8"/>00:00:00 [devfreq_wq]</text:span></text:p>
      <text:p text:style-name="P9"><text:span text:style-name="T144">root<text:s text:c="7"/>270<text:s text:c="5"/>2<text:s text:c="2"/>0 15:18 ?<text:s text:c="8"/>00:00:00 [jbd2/sda6-8]</text:span></text:p>
      <text:p text:style-name="P9"><text:span text:style-name="T144">root<text:s text:c="7"/>271<text:s text:c="5"/>2<text:s text:c="2"/>0 15:18 ?<text:s text:c="8"/>00:00:00 [ext4-dio-unwrit]</text:span></text:p>
      <text:p text:style-name="P9"><text:span text:style-name="T144">root<text:s text:c="7"/>452<text:s text:c="5"/>1<text:s text:c="2"/>0 15:18 ?<text:s text:c="8"/>00:00:00 upstart-udev-bridge --daemon</text:span></text:p>
      <text:p text:style-name="P9"><text:span text:style-name="T144">root<text:s text:c="7"/>471<text:s text:c="5"/>1<text:s text:c="2"/>0 15:18 ?<text:s text:c="8"/>00:00:00 /sbin/udevd --daemon</text:span></text:p>
      <text:p text:style-name="P9"><text:span text:style-name="T144">root<text:s text:c="7"/>648<text:s text:c="3"/>471<text:s text:c="2"/>0 15:18 ?<text:s text:c="8"/>00:00:00 /sbin/udevd --daemon</text:span></text:p>
      <text:p text:style-name="P9"><text:span text:style-name="T144">root<text:s text:c="7"/>649<text:s text:c="3"/>471<text:s text:c="2"/>0 15:18 ?<text:s text:c="8"/>00:00:00 /sbin/udevd --daemon</text:span></text:p>
      <text:p text:style-name="P9"><text:span text:style-name="T144">root<text:s text:c="7"/>689<text:s text:c="5"/>2<text:s text:c="2"/>0 15:18 ?<text:s text:c="8"/>00:00:00 [kpsmoused]</text:span></text:p>
      <text:p text:style-name="P9"><text:span text:style-name="T144">root<text:s text:c="7"/>702<text:s text:c="5"/>2<text:s text:c="2"/>0 15:18 ?<text:s text:c="8"/>00:00:00 [kworker/0:3]</text:span></text:p>
      <text:p text:style-name="P9"><text:span text:style-name="T144">root<text:s text:c="7"/>758<text:s text:c="5"/>2<text:s text:c="2"/>0 15:18 ?<text:s text:c="8"/>00:00:00 [hd-audio0]</text:span></text:p>
      <text:p text:style-name="P9"><text:span text:style-name="T144">root<text:s text:c="7"/>813<text:s text:c="5"/>1<text:s text:c="2"/>0 15:18 ?<text:s text:c="8"/>00:00:00 upstart-socket-bridge --daemon</text:span></text:p>
      <text:p text:style-name="P9"><text:span text:style-name="T144">root<text:s text:c="7"/>857<text:s text:c="5"/>1<text:s text:c="2"/>0 15:18 ?<text:s text:c="8"/>00:00:00 /usr/sbin/sshd -D</text:span></text:p>
      <text:p text:style-name="P9"><text:span text:style-name="T144">102<text:s text:c="8"/>862<text:s text:c="5"/>1<text:s text:c="2"/>0 15:18 ?<text:s text:c="8"/>00:00:00 dbus-daemon --system --fork --ac</text:span></text:p>
      <text:p text:style-name="P9"><text:span text:style-name="T144">root<text:s text:c="7"/>890<text:s text:c="5"/>1<text:s text:c="2"/>0 15:18 ?<text:s text:c="8"/>00:00:00 /usr/sbin/modem-manager</text:span></text:p>
      <text:p text:style-name="P9"><text:span text:style-name="T144">root<text:s text:c="7"/>891<text:s text:c="5"/>1<text:s text:c="2"/>0 15:18 ?<text:s text:c="8"/>00:00:00 /usr/sbin/bluetoothd</text:span></text:p>
      <text:p text:style-name="P9"><text:span text:style-name="T144">root<text:s text:c="7"/>909<text:s text:c="5"/>1<text:s text:c="2"/>0 15:18 ?<text:s text:c="8"/>00:00:00 NetworkManager</text:span></text:p>
      <text:p text:style-name="P9"><text:span text:style-name="T144">syslog<text:s text:c="5"/>910<text:s text:c="5"/>1<text:s text:c="2"/>0 15:18 ?<text:s text:c="8"/>00:00:00 rsyslogd -c5</text:span></text:p>
      <text:p text:style-name="P9"><text:span text:style-name="T144">root<text:s text:c="7"/>914<text:s text:c="5"/>1<text:s text:c="2"/>0 15:18 ?<text:s text:c="8"/>00:00:00 /usr/lib/policykit-1/polkitd --n</text:span></text:p>
      <text:p text:style-name="P9"><text:span text:style-name="T144">avahi<text:s text:c="6"/>935<text:s text:c="5"/>1<text:s text:c="2"/>0 15:18 ?<text:s text:c="8"/>00:00:00 avahi-daemon: running [st13-lab3</text:span></text:p>
      <text:p text:style-name="P9"><text:span text:style-name="T144">avahi<text:s text:c="6"/>936<text:s text:c="3"/>935<text:s text:c="2"/>0 15:18 ?<text:s text:c="8"/>00:00:00 avahi-daemon: chroot helper</text:span></text:p>
      <text:p text:style-name="P9"><text:span text:style-name="T144">root<text:s text:c="7"/>938<text:s text:c="5"/>1<text:s text:c="2"/>0 15:18 ?<text:s text:c="8"/>00:00:00 /usr/sbin/cupsd -F</text:span></text:p>
      <text:p text:style-name="P9"><text:span text:style-name="T144">root<text:s text:c="7"/>939<text:s text:c="5"/>2<text:s text:c="2"/>0 15:18 ?<text:s text:c="8"/>00:00:00 [krfcommd]</text:span></text:p>
      <text:p text:style-name="P9"><text:span text:style-name="T144">root<text:s text:c="7"/>999<text:s text:c="5"/>1<text:s text:c="2"/>0 15:18 tty4<text:s text:c="5"/>00:00:00 /sbin/getty -8 38400 tty4</text:span></text:p>
      <text:p text:style-name="P9"><text:span text:style-name="T144">root<text:s text:c="6"/>1005<text:s text:c="5"/>1<text:s text:c="2"/>0 15:18 tty5<text:s text:c="5"/>00:00:00 /sbin/getty -8 38400 tty5</text:span></text:p>
      <text:p text:style-name="P9"><text:span text:style-name="T144">root<text:s text:c="6"/>1023<text:s text:c="5"/>1<text:s text:c="2"/>0 15:18 tty2<text:s text:c="5"/>00:00:00 /sbin/getty -8 38400 tty2</text:span></text:p>
      <text:p text:style-name="P9"><text:span text:style-name="T144">root<text:s text:c="6"/>1024<text:s text:c="5"/>1<text:s text:c="2"/>0 15:18 tty3<text:s text:c="5"/>00:00:00 /sbin/getty -8 38400 tty3</text:span></text:p>
      <text:p text:style-name="P9"><text:span text:style-name="T144">root<text:s text:c="6"/>1026<text:s text:c="5"/>1<text:s text:c="2"/>0 15:18 tty6<text:s text:c="5"/>00:00:00 /sbin/getty -8 38400 tty6</text:span></text:p>
      <text:p text:style-name="P9"><text:span text:style-name="T144">root<text:s text:c="6"/>1040<text:s text:c="5"/>1<text:s text:c="2"/>0 15:18 ?<text:s text:c="8"/>00:00:00 /usr/sbin/lwsmd --start-as-daemo</text:span></text:p>
      <text:p text:style-name="P9"><text:span text:style-name="T144">root<text:s text:c="6"/>1048<text:s text:c="2"/>1040<text:s text:c="2"/>0 15:18 ?<text:s text:c="8"/>00:00:00 /usr/sbin/lwregd --syslog</text:span></text:p>
      <text:p text:style-name="P9"><text:span text:style-name="T144">whoopsie<text:s text:c="2"/>1052<text:s text:c="5"/>1<text:s text:c="2"/>0 15:18 ?<text:s text:c="8"/>00:00:00 whoopsie</text:span></text:p>
      <text:p text:style-name="P9"><text:span text:style-name="T144">root<text:s text:c="6"/>1054<text:s text:c="5"/>1<text:s text:c="2"/>0 15:18 ?<text:s text:c="8"/>00:00:00 acpid -c /etc/acpi/events -s /va</text:span></text:p>
      <text:p text:style-name="P9"><text:span text:style-name="T144">root<text:s text:c="6"/>1055<text:s text:c="5"/>1<text:s text:c="2"/>0 15:18 ?<text:s text:c="8"/>00:00:00 /usr/sbin/irqbalance</text:span></text:p>
      <text:p text:style-name="P9"><text:span text:style-name="T144">root<text:s text:c="6"/>1058<text:s text:c="5"/>1<text:s text:c="2"/>0 15:18 ?<text:s text:c="8"/>00:00:00 cron</text:span></text:p>
      <text:p text:style-name="P9"><text:span text:style-name="T144">daemon<text:s text:c="4"/>1059<text:s text:c="5"/>1<text:s text:c="2"/>0 15:18 ?<text:s text:c="8"/>00:00:00 atd</text:span></text:p>
      <text:p text:style-name="P9"><text:span text:style-name="T144">root<text:s text:c="6"/>1065<text:s text:c="5"/>1<text:s text:c="2"/>0 15:18 ?<text:s text:c="8"/>00:00:00 lightdm</text:span></text:p>
      <text:p text:style-name="P9"><text:span text:style-name="T144">root<text:s text:c="6"/>1093<text:s text:c="2"/>1065<text:s text:c="2"/>0 15:18 tty7<text:s text:c="5"/>00:00:40 /usr/bin/X :0 -auth /var/run/lig</text:span></text:p>
      <text:p text:style-name="P9"><text:span text:style-name="T144">root<text:s text:c="6"/>1102<text:s text:c="5"/>1<text:s text:c="2"/>0 15:18 ?<text:s text:c="8"/>00:00:01 /usr/sbin/gpm -m /dev/psaux -t a</text:span></text:p>
      <text:p text:style-name="P9"><text:span text:style-name="T144">root<text:s text:c="6"/>1129<text:s text:c="2"/>1040<text:s text:c="2"/>0 15:18 ?<text:s text:c="8"/>00:00:00 /usr/sbin/eventlogd --syslog</text:span></text:p>
      <text:p text:style-name="P9"><text:span text:style-name="T144">root<text:s text:c="6"/>1147<text:s text:c="2"/>1040<text:s text:c="2"/>0 15:18 ?<text:s text:c="8"/>00:00:00 /usr/sbin/netlogond --syslog</text:span></text:p>
      <text:p text:style-name="P9"><text:span text:style-name="T144">root<text:s text:c="6"/>1151<text:s text:c="2"/>1040<text:s text:c="2"/>0 15:18 ?<text:s text:c="8"/>00:00:00 /usr/sbin/lwiod --syslog</text:span></text:p>
      <text:p text:style-name="P9"><text:span text:style-name="T144">root<text:s text:c="6"/>1163<text:s text:c="2"/>1040<text:s text:c="2"/>0 15:18 ?<text:s text:c="8"/>00:00:01 /usr/sbin/lsassd --syslog</text:span></text:p>
      <text:p text:style-name="P9"><text:span text:style-name="T144">root<text:s text:c="6"/>1173<text:s text:c="5"/>1<text:s text:c="2"/>0 15:18 ?<text:s text:c="8"/>00:00:00 /usr/lib/accountsservice/account</text:span></text:p>
      <text:p text:style-name="P9"><text:span text:style-name="T144">root<text:s text:c="6"/>1233<text:s text:c="5"/>1<text:s text:c="2"/>0 15:18 ?<text:s text:c="8"/>00:00:00 /usr/sbin/console-kit-daemon --n</text:span></text:p>
      <text:p text:style-name="P9"><text:span text:style-name="T144">nobody<text:s text:c="4"/>1333<text:s text:c="3"/>909<text:s text:c="2"/>0 15:18 ?<text:s text:c="8"/>00:00:00 /usr/sbin/dnsmasq --no-resolv --</text:span></text:p>
      <text:p text:style-name="P9"><text:span text:style-name="T144">root<text:s text:c="6"/>1519<text:s text:c="5"/>1<text:s text:c="2"/>0 15:18 tty1<text:s text:c="5"/>00:00:00 /sbin/getty -8 38400 tty1</text:span></text:p>
      <text:p text:style-name="P9"><text:span text:style-name="T144">root<text:s text:c="6"/>1598<text:s text:c="5"/>1<text:s text:c="2"/>0 15:18 ?<text:s text:c="8"/>00:00:00 /usr/lib/upower/upowerd</text:span></text:p>
      <text:p text:style-name="P9"><text:span text:style-name="T144">colord<text:s text:c="4"/>1717<text:s text:c="5"/>1<text:s text:c="2"/>0 15:18 ?<text:s text:c="8"/>00:00:00 /usr/lib/x86_64-linux-gnu/colord</text:span></text:p>
      <text:p text:style-name="P9"><text:span text:style-name="T144">rtkit<text:s text:c="5"/>1766<text:s text:c="5"/>1<text:s text:c="2"/>0 15:18 ?<text:s text:c="8"/>00:00:00 /usr/lib/rtkit/rtkit-daemon</text:span></text:p>
      <text:p text:style-name="P9"><text:span text:style-name="T144">root<text:s text:c="6"/>1783<text:s text:c="5"/>2<text:s text:c="2"/>0 15:18 ?<text:s text:c="8"/>00:00:00 [flush-8:0]</text:span></text:p>
      <text:p text:style-name="P9"><text:span text:style-name="T144">root<text:s text:c="6"/>1787<text:s text:c="2"/>1065<text:s text:c="2"/>0 15:18 ?<text:s text:c="8"/>00:00:00 lightdm --session-child 12 19</text:span></text:p>
      <text:p text:style-name="P9"><text:span text:style-name="T144">root<text:s text:c="6"/>1833<text:s text:c="5"/>2<text:s text:c="2"/>0 15:18 ?<text:s text:c="8"/>00:00:00 [cifsd]</text:span></text:p>
      <text:p text:style-name="P9"><text:span text:style-name="T144">80017<text:s text:c="5"/>1861<text:s text:c="2"/>1787<text:s text:c="2"/>0 15:18 ?<text:s text:c="8"/>00:00:00 gnome-session --session=ubuntu</text:span></text:p>
      <text:p text:style-name="P9"><text:span text:style-name="T144">80017<text:s text:c="5"/>1897<text:s text:c="2"/>1861<text:s text:c="2"/>0 15:18 ?<text:s text:c="8"/>00:00:00 /usr/bin/ssh-agent /usr/bin/dbus</text:span></text:p>
      <text:p text:style-name="P9"><text:span text:style-name="T144">80017<text:s text:c="5"/>1903<text:s text:c="5"/>1<text:s text:c="2"/>0 15:18 ?<text:s text:c="8"/>00:00:00 /usr/bin/dbus-launch --exit-with</text:span></text:p>
      <text:p text:style-name="P9"><text:span text:style-name="T144">80017<text:s text:c="5"/>1905<text:s text:c="5"/>1<text:s text:c="2"/>0 15:18 ?<text:s text:c="8"/>00:00:03 //bin/dbus-daemon --fork --print</text:span></text:p>
      <text:p text:style-name="P9"><text:span text:style-name="T144">80017<text:s text:c="5"/>1914<text:s text:c="5"/>1<text:s text:c="2"/>0 15:18 ?<text:s text:c="8"/>00:00:00 gnome-keyring-daemon --start --c</text:span></text:p>
      <text:p text:style-name="P9"><text:span text:style-name="T144">80017<text:s text:c="5"/>1917<text:s text:c="2"/>1861<text:s text:c="2"/>0 15:18 ?<text:s text:c="8"/>00:00:01 /usr/lib/gnome-settings-daemon/g</text:span></text:p>
      <text:p text:style-name="P9"><text:span text:style-name="T144">80017<text:s text:c="5"/>1925<text:s text:c="5"/>1<text:s text:c="2"/>0 15:18 ?<text:s text:c="8"/>00:00:00 /usr/lib/gvfs/gvfsd</text:span></text:p>
      <text:p text:style-name="P9"><text:span text:style-name="T144">80017<text:s text:c="5"/>1927<text:s text:c="5"/>1<text:s text:c="2"/>0 15:18 ?<text:s text:c="8"/>00:00:00 /usr/lib/gvfs//gvfs-fuse-daemon</text:span></text:p>
      <text:p text:style-name="P9"><text:span text:style-name="T144">80017<text:s text:c="5"/>1934<text:s text:c="2"/>1861<text:s text:c="2"/>0 15:18 ?<text:s text:c="8"/>00:00:42 compiz</text:span></text:p>
      <text:p text:style-name="P9"><text:span text:style-name="T144">80017<text:s text:c="5"/>1939<text:s text:c="5"/>1<text:s text:c="2"/>0 15:18 ?<text:s text:c="8"/>00:00:00 /usr/lib/x86_64-linux-gnu/gconf/</text:span></text:p>
      <text:p text:style-name="P9"><text:span text:style-name="T144">80017<text:s text:c="5"/>1945<text:s text:c="5"/>1<text:s text:c="2"/>0 15:18 ?<text:s text:c="8"/>00:00:00 /usr/lib/gvfs/gvfsd-metadata</text:span></text:p>
      <text:p text:style-name="P9"><text:span text:style-name="T144">80017<text:s text:c="5"/>1948<text:s text:c="2"/>1861<text:s text:c="2"/>0 15:18 ?<text:s text:c="8"/>00:00:00 /usr/lib/policykit-1-gnome/polki</text:span></text:p>
      <text:p text:style-name="P9"><text:span text:style-name="T144">80017<text:s text:c="5"/>1950<text:s text:c="2"/>1861<text:s text:c="2"/>0 15:18 ?<text:s text:c="8"/>00:00:00 nm-applet</text:span></text:p>
      <text:p text:style-name="P9"><text:span text:style-name="T144">80017<text:s text:c="5"/>1951<text:s text:c="2"/>1861<text:s text:c="2"/>0 15:18 ?<text:s text:c="8"/>00:00:17 nautilus -n</text:span></text:p>
      <text:p text:style-name="P9"><text:span text:style-name="T144">80017<text:s text:c="5"/>1952<text:s text:c="2"/>1861<text:s text:c="2"/>0 15:18 ?<text:s text:c="8"/>00:00:00 bluetooth-applet</text:span></text:p>
      <text:p text:style-name="P9"><text:span text:style-name="T144">80017<text:s text:c="5"/>1953<text:s text:c="2"/>1861<text:s text:c="2"/>0 15:18 ?<text:s text:c="8"/>00:00:00 /usr/lib/gnome-settings-daemon/g</text:span></text:p>
      <text:p text:style-name="P9"><text:span text:style-name="T144">80017<text:s text:c="5"/>1972<text:s text:c="5"/>1<text:s text:c="2"/>0 15:18 ?<text:s text:c="8"/>00:00:00 /usr/lib/gvfs/gvfs-gdu-volume-mo</text:span></text:p>
      <text:p text:style-name="P9"><text:span text:style-name="T144">root<text:s text:c="6"/>1974<text:s text:c="5"/>1<text:s text:c="2"/>0 15:18 ?<text:s text:c="8"/>00:00:00 /usr/lib/udisks/udisks-daemon</text:span></text:p>
      <text:p text:style-name="P9"><text:span text:style-name="T144">root<text:s text:c="6"/>1975<text:s text:c="2"/>1974<text:s text:c="2"/>0 15:18 ?<text:s text:c="8"/>00:00:00 udisks-daemon: not polling any d</text:span></text:p>
      <text:p text:style-name="P9"><text:span text:style-name="T144">80017<text:s text:c="5"/>1978<text:s text:c="5"/>1<text:s text:c="2"/>0 15:18 ?<text:s text:c="8"/>00:00:00 /usr/lib/gvfs/gvfs-afc-volume-mo</text:span></text:p>
      <text:p text:style-name="P9"><text:span text:style-name="T144">80017<text:s text:c="5"/>1981<text:s text:c="5"/>1<text:s text:c="2"/>0 15:18 ?<text:s text:c="8"/>00:00:00 /usr/lib/gvfs/gvfs-gphoto2-volum</text:span></text:p>
      <text:p text:style-name="P9"><text:span text:style-name="T144">80017<text:s text:c="5"/>1986<text:s text:c="5"/>1<text:s text:c="2"/>0 15:18 ?<text:s text:c="8"/>00:00:00 /usr/lib/gvfs/gvfsd-trash --spaw</text:span></text:p>
      <text:p text:style-name="P9"><text:span text:style-name="T144">80017<text:s text:c="5"/>1991<text:s text:c="5"/>1<text:s text:c="2"/>0 15:18 ?<text:s text:c="8"/>00:00:03 /usr/lib/bamf/bamfdaemon</text:span></text:p>
      <text:p text:style-name="P9"><text:span text:style-name="T144">80017<text:s text:c="5"/>1996<text:s text:c="5"/>1<text:s text:c="2"/>0 15:18 ?<text:s text:c="8"/>00:00:00 /usr/lib/gvfs/gvfsd-burn --spawn</text:span></text:p>
      <text:p text:style-name="P9"><text:span text:style-name="T144">80017<text:s text:c="5"/>1997<text:s text:c="2"/>1934<text:s text:c="2"/>0 15:18 ?<text:s text:c="8"/>00:00:00 /bin/sh -c /usr/bin/compiz-decor</text:span></text:p>
      <text:p text:style-name="P9"><text:span text:style-name="T144">80017<text:s text:c="5"/>1998<text:s text:c="2"/>1997<text:s text:c="2"/>0 15:18 ?<text:s text:c="8"/>00:00:02 /usr/bin/gtk-window-decorator</text:span></text:p>
      <text:p text:style-name="P9"><text:span text:style-name="T144">80017<text:s text:c="5"/>2006<text:s text:c="5"/>1<text:s text:c="2"/>0 15:18 ?<text:s text:c="8"/>00:00:06 /usr/lib/unity/unity-panel-servi</text:span></text:p>
      <text:p text:style-name="P9"><text:span text:style-name="T144">80017<text:s text:c="5"/>2008<text:s text:c="5"/>1<text:s text:c="2"/>0 15:18 ?<text:s text:c="8"/>00:00:04 /usr/lib/indicator-appmenu/hud-s</text:span></text:p>
      <text:p text:style-name="P9"><text:span text:style-name="T144">80017<text:s text:c="5"/>2026<text:s text:c="5"/>1<text:s text:c="2"/>0 15:18 ?<text:s text:c="8"/>00:00:00 /usr/lib/indicator-messages/indi</text:span></text:p>
      <text:p text:style-name="P9"><text:span text:style-name="T144">80017<text:s text:c="5"/>2027<text:s text:c="5"/>1<text:s text:c="2"/>0 15:18 ?<text:s text:c="8"/>00:00:00 /usr/lib/indicator-datetime/indi</text:span></text:p>
      <text:p text:style-name="P9"><text:span text:style-name="T144">80017<text:s text:c="5"/>2032<text:s text:c="5"/>1<text:s text:c="2"/>0 15:18 ?<text:s text:c="8"/>00:00:00 /usr/lib/indicator-sound/indicat</text:span></text:p>
      <text:p text:style-name="P9"><text:span text:style-name="T144">80017<text:s text:c="5"/>2033<text:s text:c="5"/>1<text:s text:c="2"/>0 15:18 ?<text:s text:c="8"/>00:00:00 /usr/lib/indicator-session/indic</text:span></text:p>
      <text:p text:style-name="P9"><text:span text:style-name="T144">80017<text:s text:c="5"/>2034<text:s text:c="5"/>1<text:s text:c="2"/>0 15:18 ?<text:s text:c="8"/>00:00:00 /usr/lib/indicator-printers/indi</text:span></text:p>
      <text:p text:style-name="P9"><text:span text:style-name="T144">80017<text:s text:c="5"/>2035<text:s text:c="5"/>1<text:s text:c="2"/>0 15:18 ?<text:s text:c="8"/>00:00:00 /usr/lib/indicator-application/i</text:span></text:p>
      <text:p text:style-name="P9"><text:span text:style-name="T144">80017<text:s text:c="5"/>2051<text:s text:c="5"/>1<text:s text:c="2"/>0 15:18 ?<text:s text:c="8"/>00:00:00 /usr/lib/geoclue/geoclue-master</text:span></text:p>
      <text:p text:style-name="P9"><text:span text:style-name="T144">80017<text:s text:c="5"/>2098<text:s text:c="5"/>1<text:s text:c="2"/>0 15:18 ?<text:s text:c="8"/>00:00:00 /usr/lib/ubuntu-geoip/ubuntu-geo</text:span></text:p>
      <text:p text:style-name="P9"><text:span text:style-name="T144">root<text:s text:c="6"/>2155<text:s text:c="5"/>2<text:s text:c="2"/>0 15:18 ?<text:s text:c="8"/>00:00:00 [flush-cifs-1]</text:span></text:p>
      <text:p text:style-name="P9"><text:span text:style-name="T144">80017<text:s text:c="5"/>2164<text:s text:c="2"/>1861<text:s text:c="2"/>0 15:19 ?<text:s text:c="8"/>00:00:00 /usr/lib/gnome-disk-utility/gdu-</text:span></text:p>
      <text:p text:style-name="P9"><text:span text:style-name="T144">80017<text:s text:c="5"/>2170<text:s text:c="2"/>1861<text:s text:c="2"/>0 15:19 ?<text:s text:c="8"/>00:00:00 telepathy-indicator</text:span></text:p>
      <text:p text:style-name="P9"><text:span text:style-name="T144">80017<text:s text:c="5"/>2176<text:s text:c="5"/>1<text:s text:c="2"/>0 15:19 ?<text:s text:c="8"/>00:00:00 /usr/lib/telepathy/mission-contr</text:span></text:p>
      <text:p text:style-name="P9"><text:span text:style-name="T144">80017<text:s text:c="5"/>2181<text:s text:c="5"/>1<text:s text:c="2"/>0 15:19 ?<text:s text:c="8"/>00:00:00 /usr/lib/gnome-online-accounts/g</text:span></text:p>
      <text:p text:style-name="P9"><text:span text:style-name="T144">80017<text:s text:c="5"/>2188<text:s text:c="2"/>1861<text:s text:c="2"/>0 15:19 ?<text:s text:c="8"/>00:00:00 gnome-screensaver</text:span></text:p>
      <text:p text:style-name="P9"><text:span text:style-name="T144">80017<text:s text:c="5"/>2189<text:s text:c="2"/>1861<text:s text:c="2"/>0 15:19 ?<text:s text:c="8"/>00:00:00 zeitgeist-datahub</text:span></text:p>
      <text:p text:style-name="P9"><text:span text:style-name="T144">80017<text:s text:c="5"/>2195<text:s text:c="5"/>1<text:s text:c="2"/>0 15:19 ?<text:s text:c="8"/>00:00:00 /usr/bin/zeitgeist-daemon</text:span></text:p>
      <text:p text:style-name="P9"><text:span text:style-name="T144">80017<text:s text:c="5"/>2203<text:s text:c="5"/>1<text:s text:c="2"/>0 15:19 ?<text:s text:c="8"/>00:00:00 /usr/lib/zeitgeist/zeitgeist-fts</text:span></text:p>
      <text:p text:style-name="P9"><text:span text:style-name="T144">80017<text:s text:c="5"/>2211<text:s text:c="2"/>2203<text:s text:c="2"/>0 15:19 ?<text:s text:c="8"/>00:00:00 /bin/cat</text:span></text:p>
      <text:p text:style-name="P9"><text:span text:style-name="T144">80017<text:s text:c="5"/>2223<text:s text:c="5"/>1<text:s text:c="2"/>1 15:19 ?<text:s text:c="8"/>00:00:50 /usr/lib/firefox/firefox</text:span></text:p>
      <text:p text:style-name="P9"><text:span text:style-name="T144">80017<text:s text:c="5"/>2252<text:s text:c="5"/>1<text:s text:c="2"/>0 15:19 ?<text:s text:c="8"/>00:00:00 /usr/lib/unity-lens-applications</text:span></text:p>
      <text:p text:style-name="P9"><text:span text:style-name="T144">80017<text:s text:c="5"/>2254<text:s text:c="5"/>1<text:s text:c="2"/>0 15:19 ?<text:s text:c="8"/>00:00:00 /usr/lib/unity-lens-files/unity-</text:span></text:p>
      <text:p text:style-name="P9"><text:span text:style-name="T144">80017<text:s text:c="5"/>2256<text:s text:c="5"/>1<text:s text:c="2"/>0 15:19 ?<text:s text:c="8"/>00:00:00 /usr/lib/unity-lens-music/unity-</text:span></text:p>
      <text:p text:style-name="P9"><text:span text:style-name="T144">80017<text:s text:c="5"/>2259<text:s text:c="5"/>1<text:s text:c="2"/>0 15:19 ?<text:s text:c="8"/>00:00:00 /usr/bin/python /usr/lib/unity-l</text:span></text:p>
      <text:p text:style-name="P9"><text:span text:style-name="T144">80017<text:s text:c="5"/>2289<text:s text:c="5"/>1<text:s text:c="2"/>0 15:19 ?<text:s text:c="8"/>00:00:00 /usr/lib/at-spi2-core/at-spi-bus</text:span></text:p>
      <text:p text:style-name="P9"><text:span text:style-name="T144">80017<text:s text:c="5"/>2329<text:s text:c="5"/>1<text:s text:c="2"/>0 15:19 ?<text:s text:c="8"/>00:00:00 /usr/lib/unity-lens-music/unity-</text:span></text:p>
      <text:p text:style-name="P9"><text:span text:style-name="T144">80017<text:s text:c="5"/>2357<text:s text:c="5"/>1<text:s text:c="2"/>0 15:19 ?<text:s text:c="8"/>00:00:00 /usr/bin/python /usr/lib/unity-s</text:span></text:p>
      <text:p text:style-name="P9"><text:span text:style-name="T144">80017<text:s text:c="5"/>2393<text:s text:c="2"/>1861<text:s text:c="2"/>0 15:19 ?<text:s text:c="8"/>00:00:00 update-notifier</text:span></text:p>
      <text:p text:style-name="P9"><text:span text:style-name="T144">80017<text:s text:c="5"/>2428<text:s text:c="2"/>1861<text:s text:c="2"/>0 15:20 ?<text:s text:c="8"/>00:00:00 /usr/lib/deja-dup/deja-dup/deja-</text:span></text:p>
      <text:p text:style-name="P9"><text:span text:style-name="T144">80017<text:s text:c="5"/>2447<text:s text:c="5"/>1<text:s text:c="2"/>0 15:22 ?<text:s text:c="8"/>00:00:00 /usr/lib/dconf/dconf-service</text:span></text:p>
      <text:p text:style-name="P9"><text:span text:style-name="T144">80017<text:s text:c="5"/>2472<text:s text:c="5"/>1<text:s text:c="2"/>0 15:23 ?<text:s text:c="8"/>00:00:35 gedit /home/80017/Pulpit/lab2/za</text:span></text:p>
      <text:p text:style-name="P9"><text:span text:style-name="T144">root<text:s text:c="6"/>2481<text:s text:c="5"/>2<text:s text:c="2"/>0 15:23 ?<text:s text:c="8"/>00:00:00 [kworker/1:0]</text:span></text:p>
      <text:p text:style-name="P9"><text:span text:style-name="T144">80017<text:s text:c="5"/>2496<text:s text:c="5"/>1<text:s text:c="2"/>0 15:24 ?<text:s text:c="8"/>00:00:05 gnome-terminal</text:span></text:p>
      <text:p text:style-name="P9"><text:span text:style-name="T144">80017<text:s text:c="5"/>2504<text:s text:c="2"/>2496<text:s text:c="2"/>0 15:24 ?<text:s text:c="8"/>00:00:00 gnome-pty-helper</text:span></text:p>
      <text:p text:style-name="P9"><text:span text:style-name="T144">80017<text:s text:c="5"/>2505<text:s text:c="2"/>2496<text:s text:c="2"/>0 15:24 pts/0<text:s text:c="4"/>00:00:00 bash</text:span></text:p>
      <text:p text:style-name="P9"><text:span text:style-name="T144">root<text:s text:c="6"/>4217<text:s text:c="5"/>2<text:s text:c="2"/>0 16:22 ?<text:s text:c="8"/>00:00:00 [kworker/0:0]</text:span></text:p>
      <text:p text:style-name="P9"><text:span text:style-name="T144">root<text:s text:c="6"/>4250<text:s text:c="5"/>2<text:s text:c="2"/>0 16:23 ?<text:s text:c="8"/>00:00:00 [kworker/1:1]</text:span></text:p>
      <text:p text:style-name="P9"><text:span text:style-name="T144">80017<text:s text:c="5"/>4260<text:s text:c="5"/>1<text:s text:c="2"/>0 16:25 ?<text:s text:c="8"/>00:00:00 /usr/lib/libreoffice/program/oos</text:span></text:p>
      <text:p text:style-name="P9"><text:span text:style-name="T144">80017<text:s text:c="5"/>4280<text:s text:c="2"/>4260<text:s text:c="2"/>0 16:25 ?<text:s text:c="8"/>00:00:01 /usr/lib/libreoffice/program/sof</text:span></text:p>
      <text:p text:style-name="P9"><text:span text:style-name="T144">root<text:s text:c="6"/>4413<text:s text:c="5"/>2<text:s text:c="2"/>0 16:28 ?<text:s text:c="8"/>00:00:00 [kworker/1:2]</text:span></text:p>
      <text:p text:style-name="P9"><text:span text:style-name="T144">80017<text:s text:c="5"/>4447<text:s text:c="2"/>2505<text:s text:c="2"/>0 16:29 pts/0<text:s text:c="4"/>00:00:00 ./zad3_2</text:span></text:p>
      <text:p text:style-name="P9"><text:span text:style-name="T144">80017<text:s text:c="5"/>4448<text:s text:c="2"/>4447<text:s text:c="2"/>0 16:29 pts/0<text:s text:c="4"/>00:00:00 [zad3_2] &lt;defunct&gt;</text:span></text:p>
      <text:p text:style-name="P9"><text:span text:style-name="T144">80017<text:s text:c="5"/>4449<text:s text:c="2"/>4447<text:s text:c="2"/>0 16:29 pts/0<text:s text:c="4"/>00:00:00 sh -c ps -efa</text:span></text:p>
      <text:p text:style-name="P9"><text:span text:style-name="T144">80017<text:s text:c="5"/>4450<text:s text:c="2"/>4449<text:s text:c="2"/>0 16:29 pts/0<text:s text:c="4"/>00:00:00 ps -efa</text:span></text:p>
      <text:p text:style-name="P9"><text:span text:style-name="T144">Proces macierzysty o pidzie 4447 i dziecku 4448</text:span></text:p>
      <text:p text:style-name="P9"><text:span text:style-name="T144"/></text:p>
      <text:p text:style-name="P9"><text:span text:style-name="T144">4. Zastosowa</text:span><text:span text:style-name="T145">ć</text:span><text:span text:style-name="T146"><text:s/>funkcj</text:span><text:span text:style-name="T147">ę</text:span><text:span text:style-name="T148"><text:s/>wait odbieraj</text:span><text:span text:style-name="T149">ą</text:span><text:span text:style-name="T150">c wynik zako</text:span><text:span text:style-name="T151">ń</text:span><text:span text:style-name="T152">czenia procesu potomnego. Sprawdzi</text:span><text:span text:style-name="T153">ć</text:span><text:span text:style-name="T154"><text:s/>zachowanie si</text:span><text:span text:style-name="T155">ę</text:span><text:span text:style-name="T156"><text:s/>obu procesów. Proces potomny powinien zwróci</text:span><text:span text:style-name="T157">ć</text:span><text:span text:style-name="T158"><text:s/>warto</text:span><text:span text:style-name="T159">ść</text:span><text:span text:style-name="T160"><text:s/>inn</text:span><text:span text:style-name="T161">ą</text:span><text:span text:style-name="T162"><text:s/>ni</text:span><text:span text:style-name="T163">ż</text:span><text:span text:style-name="T164"><text:s/>0 np. exit(2). Wy</text:span><text:span text:style-name="T165">ś</text:span><text:span text:style-name="T166">wietli</text:span><text:span text:style-name="T167">ć</text:span><text:span text:style-name="T168"><text:s/>co odbierze wait.</text:span></text:p>
      <text:p text:style-name="P9"><text:span text:style-name="T168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1"><text:span text:style-name="T168">#include &lt;stdio.h&gt;</text:span></text:p>
            <text:p text:style-name="P11"><text:span text:style-name="T168">#include &lt;stdlib.h&gt;</text:span></text:p>
            <text:p text:style-name="P11"><text:span text:style-name="T168"/></text:p>
            <text:p text:style-name="P11"><text:span text:style-name="T168">int childpid, status;</text:span></text:p>
            <text:p text:style-name="P11"><text:span text:style-name="T168"/></text:p>
            <text:p text:style-name="P11"><text:span text:style-name="T168">int main(){</text:span></text:p>
            <text:p text:style-name="P11"><text:span text:style-name="T168"><text:tab/>printf("Wystartowal proces macierzysty. PID: %d\n",getpid());</text:span></text:p>
            <text:p text:style-name="P11"><text:span text:style-name="T168"/></text:p>
            <text:p text:style-name="P11"><text:span text:style-name="T168"><text:tab/>if ((childpid = fork()) == -1){</text:span></text:p>
            <text:p text:style-name="P11"><text:span text:style-name="T168"><text:tab/><text:s text:c="4"/>perror("nie moge forknac");</text:span></text:p>
            <text:p text:style-name="P11"><text:span text:style-name="T168"><text:tab/><text:s text:c="4"/>exit(1);</text:span></text:p>
            <text:p text:style-name="P11"><text:span text:style-name="T168"><text:tab/>} else if (childpid == 0){</text:span></text:p>
            <text:p text:style-name="P11"><text:span text:style-name="T168"><text:tab/><text:tab/>printf("Proces potomny o pidzie %d z rodzica %d\n",getpid(),getppid());</text:span></text:p>
            <text:p text:style-name="P11"><text:span text:style-name="T168"><text:tab/><text:tab/>sleep(3);</text:span></text:p>
            <text:p text:style-name="P11"><text:span text:style-name="T168"><text:tab/><text:tab/>exit(2);</text:span></text:p>
            <text:p text:style-name="P11"><text:span text:style-name="T168"><text:tab/>} else {</text:span></text:p>
            <text:p text:style-name="P11"><text:span text:style-name="T168"><text:tab/><text:tab/>printf("Proces macierzysty o pidzie %d i dziecku %d\n",getpid(),childpid);</text:span></text:p>
            <text:p text:style-name="P11"><text:span text:style-name="T168"><text:tab/><text:tab/>wait(&amp;status);</text:span></text:p>
            <text:p text:style-name="P11"><text:span text:style-name="T168"><text:tab/><text:tab/>printf("Proces potomny sie zakonczyl\n");</text:span></text:p>
            <text:p text:style-name="P11"><text:span text:style-name="T168"><text:tab/><text:tab/>printf("%d\n", status);</text:span></text:p>
            <text:p text:style-name="P11"><text:span text:style-name="T168"><text:tab/>}</text:span></text:p>
            <text:p text:style-name="P11"><text:span text:style-name="T168"/></text:p>
            <text:p text:style-name="P11"><text:span text:style-name="T168"><text:tab/>exit(0);<text:s text:c="4"/></text:span></text:p>
            <text:p text:style-name="P11"><text:span text:style-name="T168">}</text:span></text:p>
          </table:table-cell>
        </table:table-row>
      </table:table>
      <text:p text:style-name="P13"><text:span text:style-name="T168"/></text:p>
      <text:p text:style-name="P13"><text:span text:style-name="T168"/></text:p>
      <text:p text:style-name="P13"><text:span text:style-name="T168">80017@st13-lab312:~/Pulpit/lab2$ gcc zad4.c -o zad4</text:span></text:p>
      <text:p text:style-name="P13"><text:span text:style-name="T168">80017@st13-lab312:~/Pulpit/lab2$ ./zad4</text:span></text:p>
      <text:p text:style-name="P13"><text:span text:style-name="T168">Wystartowal proces macierzysty. PID: 4459</text:span></text:p>
      <text:p text:style-name="P13"><text:span text:style-name="T168">Proces macierzysty o pidzie 4459 i dziecku 4460</text:span></text:p>
      <text:p text:style-name="P13"><text:span text:style-name="T168">Proces potomny o pidzie 4460 z rodzica 4459</text:span></text:p>
      <text:p text:style-name="P13"><text:span text:style-name="T168">Proces potomny sie zakonczyl</text:span></text:p>
      <text:p text:style-name="P13"><text:span text:style-name="T168">512</text:span></text:p>
      <text:p text:style-name="P13"><text:span text:style-name="T168"/></text:p>
      <text:p text:style-name="P13"><text:span text:style-name="T168">5.<text:s text:c="2"/>Stworzy</text:span><text:span text:style-name="T169">ć</text:span><text:span text:style-name="T170"><text:s/>n=5 procesów potomnych z jednego procesu macierzystego. Zastosowa</text:span><text:span text:style-name="T171">ć</text:span><text:span text:style-name="T172"><text:s/>funkcj</text:span><text:span text:style-name="T173">ę</text:span><text:span text:style-name="T174"><text:s/>wait do poprawnego zako</text:span><text:span text:style-name="T175">ń</text:span><text:span text:style-name="T176">czenia. Ka</text:span><text:span text:style-name="T177">ż</text:span><text:span text:style-name="T178">dy potomek powinien zatrzyma</text:span><text:span text:style-name="T179">ć</text:span><text:span text:style-name="T180"><text:s/>si</text:span><text:span text:style-name="T181">ę</text:span><text:span text:style-name="T182"><text:s/>na "chwil</text:span><text:span text:style-name="T183">ę</text:span><text:span text:style-name="T184">" (sleep). Sprawdzi</text:span><text:span text:style-name="T185">ć</text:span><text:span text:style-name="T186"><text:s/>czy uda</text:span><text:span text:style-name="T187">ł</text:span><text:span text:style-name="T188">o si</text:span><text:span text:style-name="T189">ę</text:span><text:span text:style-name="T190"><text:s/>wygenerowa</text:span><text:span text:style-name="T191">ć</text:span><text:span text:style-name="T192"><text:s/>dok</text:span><text:span text:style-name="T193">ł</text:span><text:span text:style-name="T194">adnie 5 potomków (ps powinien pokaza</text:span><text:span text:style-name="T195">ć</text:span><text:span text:style-name="T196"><text:s/>5 procesów potomnych). Zastosowa</text:span><text:span text:style-name="T197">ć</text:span><text:span text:style-name="T198"><text:s/>p</text:span><text:span text:style-name="T199">ę</text:span><text:span text:style-name="T200">tl</text:span><text:span text:style-name="T201">ę</text:span><text:span text:style-name="T202"><text:s/>zamiast konstrukcji if else if else ...</text:span></text:p>
      <text:p text:style-name="P13"><text:span text:style-name="T202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5"><text:span text:style-name="T202">#include &lt;stdio.h&gt;</text:span></text:p>
            <text:p text:style-name="P15"><text:span text:style-name="T202">#include &lt;stdlib.h&gt;</text:span></text:p>
            <text:p text:style-name="P15"><text:span text:style-name="T202">int childpid, status, i, parent;</text:span></text:p>
            <text:p text:style-name="P15"><text:span text:style-name="T202">int main(){</text:span></text:p>
            <text:p text:style-name="P15"><text:span text:style-name="T202"><text:tab/>for(i = 0; i &lt; 5; i++){</text:span></text:p>
            <text:p text:style-name="P15"><text:span text:style-name="T202"><text:tab/><text:tab/>if ((childpid = fork()) == -1){</text:span></text:p>
            <text:p text:style-name="P15"><text:span text:style-name="T202"><text:tab/><text:tab/><text:s text:c="4"/>perror("nie moge forknac");</text:span></text:p>
            <text:p text:style-name="P15"><text:span text:style-name="T202"><text:tab/><text:tab/><text:s text:c="4"/>exit(1);</text:span></text:p>
            <text:p text:style-name="P15"><text:span text:style-name="T202"><text:tab/><text:tab/>} else if (childpid == 0){</text:span></text:p>
            <text:p text:style-name="P15"><text:span text:style-name="T202"><text:tab/><text:tab/><text:tab/>printf("Proces potomny o pidzie %d z rodzica %d\n",getpid(),getppid());</text:span></text:p>
            <text:p text:style-name="P15"><text:span text:style-name="T202"><text:tab/><text:tab/><text:tab/>sleep(2);</text:span></text:p>
            <text:p text:style-name="P15"><text:span text:style-name="T202"><text:tab/><text:tab/><text:tab/>exit(1);</text:span></text:p>
            <text:p text:style-name="P15"><text:span text:style-name="T202"><text:tab/><text:tab/>} else {</text:span></text:p>
            <text:p text:style-name="P15"><text:span text:style-name="T202"><text:tab/><text:tab/><text:tab/>printf("Proces macierzysty o pidzie %d i dziecku %d\n",getpid(),childpid);</text:span></text:p>
            <text:p text:style-name="P15"><text:span text:style-name="T202"><text:tab/><text:tab/><text:tab/>wait();</text:span></text:p>
            <text:p text:style-name="P15"><text:span text:style-name="T202"><text:tab/><text:tab/>}</text:span></text:p>
            <text:p text:style-name="P15"><text:span text:style-name="T202"><text:tab/>}</text:span></text:p>
            <text:p text:style-name="P15"><text:span text:style-name="T202"><text:tab/>exit(0);<text:s text:c="4"/></text:span></text:p>
            <text:p text:style-name="P15"><text:span text:style-name="T202">}</text:span></text:p>
          </table:table-cell>
        </table:table-row>
      </table:table>
      <text:p text:style-name="P17"><text:span text:style-name="T202"/></text:p>
      <text:p text:style-name="P17"><text:span text:style-name="T202">80017@st13-lab312:~/Pulpit/lab2$ gcc zad5.c -o zad5</text:span></text:p>
      <text:p text:style-name="P17"><text:span text:style-name="T202">80017@st13-lab312:~/Pulpit/lab2$ ./zad5</text:span></text:p>
      <text:p text:style-name="P17"><text:span text:style-name="T202">Proces macierzysty o pidzie 4544 i dziecku 4545</text:span></text:p>
      <text:p text:style-name="P17"><text:span text:style-name="T202">Proces potomny o pidzie 4545 z rodzica 4544</text:span></text:p>
      <text:p text:style-name="P17"><text:span text:style-name="T202">Proces macierzysty o pidzie 4544 i dziecku 4546</text:span></text:p>
      <text:p text:style-name="P17"><text:span text:style-name="T202">Proces potomny o pidzie 4546 z rodzica 4544</text:span></text:p>
      <text:p text:style-name="P17"><text:span text:style-name="T202">Proces macierzysty o pidzie 4544 i dziecku 4547</text:span></text:p>
      <text:p text:style-name="P17"><text:span text:style-name="T202">Proces potomny o pidzie 4547 z rodzica 4544</text:span></text:p>
      <text:p text:style-name="P17"><text:span text:style-name="T202">Proces macierzysty o pidzie 4544 i dziecku 4548</text:span></text:p>
      <text:p text:style-name="P17"><text:span text:style-name="T202">Proces potomny o pidzie 4548 z rodzica 4544</text:span></text:p>
      <text:p text:style-name="P17"><text:span text:style-name="T202">Proces macierzysty o pidzie 4544 i dziecku 4549</text:span></text:p>
      <text:p text:style-name="P17"><text:span text:style-name="T202">Proces potomny o pidzie 4549 z rodzica 4544</text:span></text:p>
      <text:p text:style-name="P17"><text:span text:style-name="T202"/></text:p>
      <text:p text:style-name="P17"><text:span text:style-name="T202">6. Stworzy</text:span><text:span text:style-name="T203">ć</text:span><text:span text:style-name="T204"><text:s/>n=5 pokole</text:span><text:span text:style-name="T205">ń</text:span><text:span text:style-name="T206"><text:s text:c="2"/>rodzic-&gt;potomek1-&gt;potomek2-&gt;...-&gt;potmek5. Uwaga wyst</text:span><text:span text:style-name="T207">ę</text:span><text:span text:style-name="T208">puje ryzyko zap</text:span><text:span text:style-name="T209">ę</text:span><text:span text:style-name="T210">tlenia tworzenia procesów. Zadba</text:span><text:span text:style-name="T211">ć</text:span><text:span text:style-name="T212"><text:s/>o to by nie straci</text:span><text:span text:style-name="T213">ć</text:span><text:span text:style-name="T214"><text:s/>kontroli nad systemem. Zapisa</text:span><text:span text:style-name="T215">ć</text:span><text:span text:style-name="T216"><text:s/>te</text:span><text:span text:style-name="T217">ż</text:span><text:span text:style-name="T218"><text:s/>edytowane pliki. Sprawdzi</text:span><text:span text:style-name="T219">ć</text:span><text:span text:style-name="T220"><text:s/>czy uda</text:span><text:span text:style-name="T221">ł</text:span><text:span text:style-name="T222">o si</text:span><text:span text:style-name="T223">ę</text:span><text:span text:style-name="T224"><text:s/>wygenerowa</text:span><text:span text:style-name="T225">ć</text:span><text:span text:style-name="T226"><text:s/>dok</text:span><text:span text:style-name="T227">ł</text:span><text:span text:style-name="T228">adnie 5 potomków (ps powinien pokaza</text:span><text:span text:style-name="T229">ć</text:span><text:span text:style-name="T230"><text:s/>5 procesów potomnych). Procesy powinny zaczyna</text:span><text:span text:style-name="T231">ć</text:span><text:span text:style-name="T232"><text:s/>si</text:span><text:span text:style-name="T233">ę</text:span><text:span text:style-name="T234"><text:s/>razem i ko</text:span><text:span text:style-name="T235">ń</text:span><text:span text:style-name="T236">czy</text:span><text:span text:style-name="T237">ć</text:span><text:span text:style-name="T238"><text:s/>razem. Zastosowa</text:span><text:span text:style-name="T239">ć</text:span><text:span text:style-name="T240"><text:s/>p</text:span><text:span text:style-name="T241">ę</text:span><text:span text:style-name="T242">tl</text:span><text:span text:style-name="T243">ę</text:span><text:span text:style-name="T244"><text:s/>zamiast konstrukcji if else if else ...</text:span></text:p>
      <text:p text:style-name="P17"><text:span text:style-name="T244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19"><text:span text:style-name="T244">#include &lt;stdio.h&gt;</text:span></text:p>
            <text:p text:style-name="P19"><text:span text:style-name="T244">#include &lt;stdlib.h&gt;</text:span></text:p>
            <text:p text:style-name="P19"><text:span text:style-name="T244"/></text:p>
            <text:p text:style-name="P19"><text:span text:style-name="T244">int childpid, status, i, parent;</text:span></text:p>
            <text:p text:style-name="P19"><text:span text:style-name="T244"/></text:p>
            <text:p text:style-name="P19"><text:span text:style-name="T244">int main(){</text:span></text:p>
            <text:p text:style-name="P19"><text:span text:style-name="T244"><text:tab/>for(i = 0; i &lt; 5; i++){</text:span></text:p>
            <text:p text:style-name="P19"><text:span text:style-name="T244"><text:tab/><text:tab/>if ((childpid = fork()) == -1){</text:span></text:p>
            <text:p text:style-name="P19"><text:span text:style-name="T244"><text:tab/><text:tab/><text:s text:c="4"/>perror("nie moge forknac");</text:span></text:p>
            <text:p text:style-name="P19"><text:span text:style-name="T244"><text:tab/><text:tab/><text:s text:c="4"/>exit(1);</text:span></text:p>
            <text:p text:style-name="P19"><text:span text:style-name="T244"><text:tab/><text:tab/>} else if (childpid == 0){</text:span></text:p>
            <text:p text:style-name="P19"><text:span text:style-name="T244"><text:tab/><text:tab/><text:tab/>printf("Proces potomny o pidzie %d z rodzica %d\n",getpid(),getppid());</text:span></text:p>
            <text:p text:style-name="P19"><text:span text:style-name="T244"><text:tab/><text:tab/><text:tab/>if(i == 4) sleep(3);</text:span></text:p>
            <text:p text:style-name="P19"><text:span text:style-name="T244"><text:tab/><text:tab/><text:tab/>else wait();</text:span></text:p>
            <text:p text:style-name="P19"><text:span text:style-name="T244"><text:tab/><text:tab/>} else {</text:span></text:p>
            <text:p text:style-name="P19"><text:span text:style-name="T244"><text:tab/><text:tab/><text:tab/>printf("Proces macierzysty o pidzie %d i dziecku %d\n",getpid(),childpid);</text:span></text:p>
            <text:p text:style-name="P19"><text:span text:style-name="T244"><text:tab/><text:tab/><text:tab/>wait();</text:span></text:p>
            <text:p text:style-name="P19"><text:span text:style-name="T244"><text:tab/><text:tab/><text:tab/>exit(1);</text:span></text:p>
            <text:p text:style-name="P19"><text:span text:style-name="T244"><text:tab/><text:tab/>}</text:span></text:p>
            <text:p text:style-name="P19"><text:span text:style-name="T244"><text:tab/>}</text:span></text:p>
            <text:p text:style-name="P19"><text:span text:style-name="T244"/></text:p>
            <text:p text:style-name="P19"><text:span text:style-name="T244"><text:tab/>exit(0);<text:s text:c="4"/></text:span></text:p>
            <text:p text:style-name="P19"><text:span text:style-name="T244">}</text:span></text:p>
          </table:table-cell>
        </table:table-row>
      </table:table>
      <text:p text:style-name="P21"><text:span text:style-name="T244"/></text:p>
      <text:p text:style-name="P21"><text:span text:style-name="T244"/></text:p>
      <text:p text:style-name="P21"><text:span text:style-name="T244">80017@st13-lab312:~/Pulpit/lab2$ gcc zad6.c -o zad6</text:span></text:p>
      <text:p text:style-name="P21"><text:span text:style-name="T244">80017@st13-lab312:~/Pulpit/lab2$ ./zad6</text:span></text:p>
      <text:p text:style-name="P21"><text:span text:style-name="T244">Proces macierzysty o pidzie 4647 i dziecku 4648</text:span></text:p>
      <text:p text:style-name="P21"><text:span text:style-name="T244">Proces potomny o pidzie 4648 z rodzica 4647</text:span></text:p>
      <text:p text:style-name="P21"><text:span text:style-name="T244">Proces macierzysty o pidzie 4648 i dziecku 4649</text:span></text:p>
      <text:p text:style-name="P21"><text:span text:style-name="T244">Proces potomny o pidzie 4649 z rodzica 4648</text:span></text:p>
      <text:p text:style-name="P21"><text:span text:style-name="T244">Proces macierzysty o pidzie 4649 i dziecku 4650</text:span></text:p>
      <text:p text:style-name="P21"><text:span text:style-name="T244">Proces potomny o pidzie 4650 z rodzica 1</text:span></text:p>
      <text:p text:style-name="P21"><text:span text:style-name="T244">Proces macierzysty o pidzie 4650 i dziecku 4651</text:span></text:p>
      <text:p text:style-name="P21"><text:span text:style-name="T244">Proces potomny o pidzie 4651 z rodzica 4650</text:span></text:p>
      <text:p text:style-name="P21"><text:span text:style-name="T244">Proces macierzysty o pidzie 4651 i dziecku 4652</text:span></text:p>
      <text:p text:style-name="P21"><text:span text:style-name="T244">Proces potomny o pidzie 4652 z rodzica 4651</text:span></text:p>
      <text:p text:style-name="P21"><text:span text:style-name="T244"/></text:p>
      <text:p text:style-name="P21"><text:span text:style-name="T244">7. Przyk</text:span><text:span text:style-name="T245">ł</text:span><text:span text:style-name="T246">ad przechwycenia sygna</text:span><text:span text:style-name="T247">ł</text:span><text:span text:style-name="T248">u SIGCHLD - wysy</text:span><text:span text:style-name="T249">ł</text:span><text:span text:style-name="T250">anego przez dziecko w momencie zako</text:span><text:span text:style-name="T251">ń</text:span><text:span text:style-name="T252">czenia si</text:span><text:span text:style-name="T253">ę</text:span><text:span text:style-name="T254">. Zastosowa</text:span><text:span text:style-name="T255">ć</text:span><text:span text:style-name="T256"><text:s/>poni</text:span><text:span text:style-name="T257">ż</text:span><text:span text:style-name="T258">szy przyk</text:span><text:span text:style-name="T259">ł</text:span><text:span text:style-name="T260">ad w dowolnym z wykonanych programów.</text:span></text:p>
      <text:p text:style-name="P21"><text:span text:style-name="T260"/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3"><text:span text:style-name="T260">#include &lt;stdio.h&gt;</text:span></text:p>
            <text:p text:style-name="P23"><text:span text:style-name="T260">#include &lt;stdlib.h&gt;</text:span></text:p>
            <text:p text:style-name="P23"><text:span text:style-name="T260">#include &lt;signal.h&gt;</text:span></text:p>
            <text:p text:style-name="P23"><text:span text:style-name="T260"/></text:p>
            <text:p text:style-name="P23"><text:span text:style-name="T260">int childpid, status, i, parent;</text:span></text:p>
            <text:p text:style-name="P23"><text:span text:style-name="T260"/></text:p>
            <text:p text:style-name="P23"><text:span text:style-name="T260">void sigchldhandler(int nr){</text:span></text:p>
            <text:p text:style-name="P23"><text:span text:style-name="T260"><text:tab/>printf("Potomek sie zakonczyl\n");</text:span></text:p>
            <text:p text:style-name="P23"><text:span text:style-name="T260">}</text:span></text:p>
            <text:p text:style-name="P23"><text:span text:style-name="T260"/></text:p>
            <text:p text:style-name="P23"><text:span text:style-name="T260">int main(){</text:span></text:p>
            <text:p text:style-name="P23"><text:span text:style-name="T260"><text:tab/>signal(SIGCHLD, sigchldhandler);</text:span></text:p>
            <text:p text:style-name="P23"><text:span text:style-name="T260"/></text:p>
            <text:p text:style-name="P23"><text:span text:style-name="T260"><text:tab/>for(i = 0; i &lt; 5; i++){</text:span></text:p>
            <text:p text:style-name="P23"><text:span text:style-name="T260"><text:tab/><text:tab/>if ((childpid = fork()) == -1){</text:span></text:p>
            <text:p text:style-name="P23"><text:span text:style-name="T260"><text:tab/><text:tab/><text:s text:c="4"/>perror("nie moge forknac");</text:span></text:p>
            <text:p text:style-name="P23"><text:span text:style-name="T260"><text:tab/><text:tab/><text:s text:c="4"/>exit(1);</text:span></text:p>
            <text:p text:style-name="P23"><text:span text:style-name="T260"><text:tab/><text:tab/>} else if (childpid == 0){</text:span></text:p>
            <text:p text:style-name="P23"><text:span text:style-name="T260"><text:tab/><text:tab/><text:tab/>printf("Proces potomny o pidzie %d z rodzica %d\n",getpid(),getppid());</text:span></text:p>
            <text:p text:style-name="P23"><text:span text:style-name="T260"><text:tab/><text:tab/><text:tab/>exit(1);</text:span></text:p>
            <text:p text:style-name="P23"><text:span text:style-name="T260"><text:tab/><text:tab/>} else {</text:span></text:p>
            <text:p text:style-name="P23"><text:span text:style-name="T260"><text:tab/><text:tab/><text:tab/>printf("Proces macierzysty o pidzie %d i dziecku %d\n",getpid(),childpid);</text:span></text:p>
            <text:p text:style-name="P23"><text:span text:style-name="T260"><text:tab/><text:tab/>}</text:span></text:p>
            <text:p text:style-name="P23"><text:span text:style-name="T260"><text:tab/>}</text:span></text:p>
            <text:p text:style-name="P23"><text:span text:style-name="T260"/></text:p>
            <text:p text:style-name="P23"><text:span text:style-name="T260"><text:tab/>exit(0);<text:s text:c="4"/></text:span></text:p>
            <text:p text:style-name="P23"><text:span text:style-name="T260">}</text:span></text:p>
          </table:table-cell>
        </table:table-row>
      </table:table>
      <text:p text:style-name="P25"><text:span text:style-name="T260"/></text:p>
      <text:p text:style-name="P25"><text:span text:style-name="T260"/></text:p>
      <text:p text:style-name="P25"><text:span text:style-name="T260">80017@st13-lab312:~/Pulpit/lab2$ gcc zad7.c -o zad7</text:span></text:p>
      <text:p text:style-name="P25"><text:span text:style-name="T260">80017@st13-lab312:~/Pulpit/lab2$ ./zad7</text:span></text:p>
      <text:p text:style-name="P25"><text:span text:style-name="T260">Proces macierzysty o pidzie 4661 i dziecku 4662</text:span></text:p>
      <text:p text:style-name="P25"><text:span text:style-name="T260">Proces potomny o pidzie 4662 z rodzica 4661</text:span></text:p>
      <text:p text:style-name="P25"><text:span text:style-name="T260">Potomek sie zakonczyl</text:span></text:p>
      <text:p text:style-name="P25"><text:span text:style-name="T260">Proces macierzysty o pidzie 4661 i dziecku 4663</text:span></text:p>
      <text:p text:style-name="P25"><text:span text:style-name="T260">Proces potomny o pidzie 4663 z rodzica 4661</text:span></text:p>
      <text:p text:style-name="P25"><text:span text:style-name="T260">Potomek sie zakonczyl</text:span></text:p>
      <text:p text:style-name="P25"><text:span text:style-name="T260">Proces macierzysty o pidzie 4661 i dziecku 4664</text:span></text:p>
      <text:p text:style-name="P25"><text:span text:style-name="T260">Proces potomny o pidzie 4664 z rodzica 4661</text:span></text:p>
      <text:p text:style-name="P25"><text:span text:style-name="T260">Potomek sie zakonczyl</text:span></text:p>
      <text:p text:style-name="P25"><text:span text:style-name="T260">Proces macierzysty o pidzie 4661 i dziecku 4665</text:span></text:p>
      <text:p text:style-name="P25"><text:span text:style-name="T260">Proces potomny o pidzie 4665 z rodzica 4661</text:span></text:p>
      <text:p text:style-name="P25"><text:span text:style-name="T260">Potomek sie zakonczyl</text:span></text:p>
      <text:p text:style-name="P25"><text:span text:style-name="T260">Proces macierzysty o pidzie 4661 i dziecku 4666</text:span></text:p>
      <text:p text:style-name="P25"><text:span text:style-name="T260">Proces potomny o pidzie 4666 z rodzica 4661</text:span></text:p>
      <text:p text:style-name="P25"><text:span text:style-name="T260">Potomek sie zakonczyl</text:span></text:p>
      <text:p text:style-name="P25"><text:span text:style-name="T260"/></text:p>
      <text:p text:style-name="P25"><text:span text:style-name="T261">8.</text:span></text:p>
      <text:p text:style-name="P25"><text:span text:style-name="T261">Zaj</text:span><text:span text:style-name="T262">ęcia pozwoliły na przypomnienie sobie informacji nt. tworzenia procesów</text:span><text:span text:style-name="T263"/></text:p>
      <text:p text:style-name="P26"><text:span text:style-name="T26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